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F0000034E0112C1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89cm" svg:height="14.008cm" svg:x="3.636cm" svg:y="9.852cm">
          <draw:image xlink:href="Pictures/100000000000049F0000034E0112C1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10-28T15:35:56.26</dc:date>
    <dc:creator>Isadora White</dc:creator>
    <meta:document-statistic meta:object-count="1"/>
    <meta:generator>OpenOffice.org/3.3$Win32 OpenOffice.org_project/330m20$Build-9567</meta:generator>
  </office:meta>
</office:document-meta>
</file>